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09be5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0c6c2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bg" fo:country="BG" officeooo:rsid="0009be51" officeooo:paragraph-rsid="0009be51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language="bg" fo:country="BG" officeooo:rsid="0009be51" officeooo:paragraph-rsid="0009be51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8pt" fo:language="bg" fo:country="BG" officeooo:rsid="0009be51" officeooo:paragraph-rsid="0009be51" style:font-size-asian="28pt" style:font-size-complex="28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1pt" fo:language="bg" fo:country="BG" officeooo:rsid="0009be51" officeooo:paragraph-rsid="0009be51" style:font-size-asian="21pt" style:font-size-complex="21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language="bg" fo:country="BG" officeooo:rsid="0009be51" officeooo:paragraph-rsid="0009be51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fo:color="#333333" loext:opacity="100%" style:font-name="Times New Roman" fo:font-size="12pt" fo:language="bg" fo:country="BG" fo:font-weight="bold" officeooo:rsid="0009be51" officeooo:paragraph-rsid="000a8b63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0c6c23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0e4ef7" style:font-size-asian="18pt" style:font-weight-asian="bold" style:font-size-complex="18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fo:font-weight="normal" officeooo:rsid="000a8b63" style:font-style-asian="normal" style:font-weight-asian="normal" style:font-style-complex="normal" style:font-weight-complex="normal"/>
    </style:style>
    <style:style style:name="T3" style:family="text">
      <style:text-properties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normal" fo:font-weight="normal" officeooo:rsid="000a8b63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normal" fo:font-weight="normal" officeooo:rsid="000af7eb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0c6c23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0e4ef7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officeooo:rsid="00101301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language="en" fo:country="US" fo:font-style="normal" fo:font-weight="normal" officeooo:rsid="000e4ef7" style:font-size-asian="12.25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language="en" fo:country="US" fo:font-style="normal" fo:font-weight="normal" officeooo:rsid="00101301" style:font-size-asian="12.25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fo:language="en" fo:country="US" fo:font-style="normal" officeooo:rsid="000c6c23" style:font-size-asian="12.25pt" style:font-style-asian="normal" style:font-size-complex="14pt" style:font-style-complex="normal"/>
    </style:style>
    <style:style style:name="T14" style:family="text">
      <style:text-properties fo:font-size="14pt" fo:language="en" fo:country="US" fo:font-weight="normal" officeooo:rsid="000c6c23" style:font-size-asian="12.25pt" style:font-weight-asian="normal" style:font-size-complex="14pt" style:font-weight-complex="normal"/>
    </style:style>
    <style:style style:name="T15" style:family="text">
      <style:text-properties fo:font-size="14pt" fo:language="en" fo:country="US" officeooo:rsid="000c6c23" style:font-size-asian="12.25pt" style:font-size-complex="14pt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a8b63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Извод на типове</text:p>
      <text:p text:style-name="P6">Документация</text:p>
      <text:p text:style-name="P7">Александър Иванов</text:p>
      <text:p text:style-name="P7">3<text:span text:style-name="T1">MI0800398</text:span></text:p>
      <text:p text:style-name="P3"><text:span text:style-name="T1"/></text:p>
      <text:p text:style-name="P4"><text:span text:style-name="T1"/></text:p>
      <text:p text:style-name="P4"><text:span text:style-name="T1"/></text:p>
      <text:p text:style-name="P1">Дизайн на решението</text:p>
      <text:p text:style-name="P2"><text:tab/><text:span text:style-name="T3">Всеки ламбда израз представлява дърво от по-малки ламбда изрази. Основата на проекта е рекурсивна функция </text:span><text:span text:style-name="T15">inferType</text:span><text:span text:style-name="T14"> </text:span><text:span text:style-name="T3">над това дърво. То ще оценява типа на всеки връх(външен израз) едва след като оцени децата на този връх(вътрешните изрази). Обхождането ще се случва в дълбочина. Резултатът от обхождането на връх ще бъде наредена двойка &lt;</text:span><text:span text:style-name="T4">тип на израза</text:span><text:span text:style-name="T3">, </text:span><text:span text:style-name="T4">полагания</text:span><text:span text:style-name="T3">&gt;, където </text:span><text:span text:style-name="T4">тип на израза </text:span><text:span text:style-name="T5">е </text:span><text:span text:style-name="T6">НЕокончателен </text:span><text:span text:style-name="T5">тип на оценявания външен израз, а </text:span><text:span text:style-name="T4">полагания</text:span><text:span text:style-name="T5"> е таблица от наредени двойки &lt;</text:span><text:span text:style-name="T4">име на тип, нов тип</text:span><text:span text:style-name="T5">&gt;. Тези полагания се прилагат върху </text:span><text:span text:style-name="T4">тип на израза. </text:span><text:span text:style-name="T5">Така се получава окончателния резултат. </text:span><text:span text:style-name="T6">Всяка нова променлива първо е от най-общ тип. Чрез полаганията тя се променя </text:span><text:span text:style-name="T7">и </text:span><text:span text:style-name="T6">става все „по-конкретна“. Окончателният ѝ тип става ясен едва когато са обходени всички върхове </text:span><text:span text:style-name="T7">наследници на върха, представляващ израза абстракция, в която тази променлива е дефинирана</text:span><text:span text:style-name="T6">.</text:span></text:p>
      <text:p text:style-name="P2"><text:span text:style-name="T6"/></text:p>
      <text:p text:style-name="P10"><text:span text:style-name="T8">За дефиниране на нови имена на типове на променливи ще бъде необходимо броене на създадените имена досега, откакто е започнало оценяването на целия израз. За да не</text:span><text:span text:style-name="T6"> </text:span><text:span text:style-name="T8">се прехвърля допълнителен аргумент </text:span><text:span text:style-name="T9">в </text:span><text:span text:style-name="T11"><text:s/></text:span><text:span text:style-name="T13">inferType </text:span><text:span text:style-name="T9">ще бъде използван монад </text:span><text:span text:style-name="T11">State</text:span><text:span text:style-name="T12">, </text:span><text:span text:style-name="T10">съдържат целочислен тип </text:span><text:span text:style-name="T12">Int. </text:span><text:span text:style-name="T10">За да може да се спира обхождането при възникване на грешка, ще бъде използван </text:span><text:span text:style-name="T12">StateT, </text:span><text:span text:style-name="T10">кпйто </text:span></text:p>
      <text:p text:style-name="P2"><text:span text:style-name="T8"/></text:p>
      <text:p text:style-name="P2"><text:span text:style-name="T8"/></text:p>
      <text:p text:style-name="P8"><text:span text:style-name="T16">В хода на имплементацията се оказа, че </text:span><text:span text:style-name="T17">тази идея наподобява алгоритъма на </text:span><text:span text:style-name="T2">Hindley-Milner.<text:line-break/>“</text:span><text:span text:style-name="T17">Наподобява“, защото авторът на тази документация не е напълно запознат с този алгоритъм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8T20:25:11.452000000</meta:creation-date>
    <dc:date>2024-12-28T21:15:58.173000000</dc:date>
    <meta:editing-duration>PT12M38S</meta:editing-duration>
    <meta:editing-cycles>4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8" meta:word-count="225" meta:character-count="1470" meta:non-whitespace-character-count="1249"/>
  </office:meta>
</office:document-meta>
</file>